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ru" fo:country="RU" officeooo:rsid="0025f185" officeooo:paragraph-rsid="0025f185"/>
    </style:style>
    <style:style style:name="P2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2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2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2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2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2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31" style:family="paragraph" style:parent-style-name="Standard">
      <style:text-properties fo:language="ru" fo:country="RU" officeooo:rsid="003b3afd" officeooo:paragraph-rsid="003b3afd"/>
    </style:style>
    <style:style style:name="P32" style:family="paragraph" style:parent-style-name="Standard">
      <style:text-properties fo:language="ru" fo:country="RU" officeooo:rsid="003eeb32" officeooo:paragraph-rsid="003eeb32"/>
    </style:style>
    <style:style style:name="P33" style:family="paragraph" style:parent-style-name="Standard">
      <style:text-properties officeooo:rsid="0029ed6a" officeooo:paragraph-rsid="0029ed6a"/>
    </style:style>
    <style:style style:name="P34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35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36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37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officeooo:rsid="00244f31"/>
    </style:style>
    <style:style style:name="T29" style:family="text">
      <style:text-properties officeooo:rsid="0029ed6a"/>
    </style:style>
    <style:style style:name="T30" style:family="text">
      <style:text-properties officeooo:rsid="002a8c42"/>
    </style:style>
    <style:style style:name="T31" style:family="text">
      <style:text-properties officeooo:rsid="002b703e"/>
    </style:style>
    <style:style style:name="T32" style:family="text">
      <style:text-properties officeooo:rsid="002f1317"/>
    </style:style>
    <style:style style:name="T33" style:family="text">
      <style:text-properties fo:color="#000000" loext:opacity="100%" style:font-name="Cascadia Mono" fo:font-size="9.5pt" style:font-size-asian="9.5pt"/>
    </style:style>
    <style:style style:name="T34" style:family="text">
      <style:text-properties fo:color="#000000" loext:opacity="100%" style:font-name="Cascadia Mono" fo:font-size="9.5pt" officeooo:rsid="00314d7d" style:font-size-asian="9.5pt"/>
    </style:style>
    <style:style style:name="T35" style:family="text">
      <style:text-properties fo:color="#000000" loext:opacity="100%" style:font-name="Cascadia Mono" fo:font-size="9.5pt" officeooo:rsid="0032e43f" style:font-size-asian="9.5pt"/>
    </style:style>
    <style:style style:name="T36" style:family="text">
      <style:text-properties fo:color="#0000ff" loext:opacity="100%" style:font-name="Cascadia Mono" fo:font-size="9.5pt" style:font-size-asian="9.5pt"/>
    </style:style>
    <style:style style:name="T37" style:family="text">
      <style:text-properties officeooo:rsid="0034f73a"/>
    </style:style>
    <style:style style:name="T38" style:family="text">
      <style:text-properties officeooo:rsid="00397ec1"/>
    </style:style>
    <style:style style:name="T39" style:family="text">
      <style:text-properties officeooo:rsid="003bad6b"/>
    </style:style>
    <style:style style:name="T40" style:family="text">
      <style:text-properties officeooo:rsid="003d12ea"/>
    </style:style>
    <style:style style:name="T41" style:family="text">
      <style:text-properties officeooo:rsid="004d4852"/>
    </style:style>
    <style:style style:name="T42" style:family="text">
      <style:text-properties officeooo:rsid="0053a635"/>
    </style:style>
    <style:style style:name="T43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44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45" style:family="text">
      <style:text-properties officeooo:rsid="005c9ef1"/>
    </style:style>
    <style:style style:name="T46" style:family="text">
      <style:text-properties officeooo:rsid="00662e8d"/>
    </style:style>
    <style:style style:name="T47" style:family="text">
      <style:text-properties officeooo:rsid="0069765b"/>
    </style:style>
    <style:style style:name="T48" style:family="text">
      <style:text-properties officeooo:rsid="0070b3c5"/>
    </style:style>
    <style:style style:name="T49" style:family="text">
      <style:text-properties officeooo:rsid="00720d33"/>
    </style:style>
    <style:style style:name="T50" style:family="text">
      <style:text-properties officeooo:rsid="0073d41d"/>
    </style:style>
    <style:style style:name="T51" style:family="text">
      <style:text-properties officeooo:rsid="00769eac"/>
    </style:style>
    <style:style style:name="T52" style:family="text">
      <style:text-properties officeooo:rsid="007764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31">Скрипт для атаки. Из него будет сформирован <text:span text:style-name="T1">Scriptableobject.</text:span></text:p>
      <text:p text:style-name="P31">- В стойку атаки можно войти, выйти, и обновить действие при входе (<text:span text:style-name="T1">update).</text:span></text:p>
      <text:p text:style-name="P31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31">- <text:span text:style-name="T39">чистит список в </text:span><text:span text:style-name="T5">attackManager</text:span></text:p>
      <text:p text:style-name="P31"><text:span text:style-name="T5">- </text:span><text:span text:style-name="T40">Добавили СЮДА </text:span><text:span text:style-name="T6">deathanimator?</text:span></text:p>
      <text:p text:style-name="Standard"/>
      <text:p text:style-name="P32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41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33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19">AttackManager (singleton) - </text:p>
      <text:p text:style-name="Standard"><text:span text:style-name="T10">Хранилище</text:span> списк<text:span text:style-name="T38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1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28">cs</text:span></text:p>
      <text:p text:style-name="P20">В <text:span text:style-name="T1">Damage Detector – </text:span>применяем аниматор смерти.</text:p>
      <text:p text:style-name="P2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29">(singleton)</text:span></text:p>
      <text:p text:style-name="P21">Содержит словарь листов <text:span text:style-name="T1">pullobject’</text:span>ов. <text:span text:style-name="T31">Может пополнять список при необходимости.</text:span></text:p>
      <text:p text:style-name="P21"><text:span text:style-name="T30">Содержит</text:span> метод <text:span text:style-name="T1">Instantiate </text:span>из <text:span text:style-name="T1">Pull object loader. </text:span><text:span text:style-name="T30">(Вызывается в </text:span><text:span text:style-name="T4">Attack)</text:span></text:p>
      <text:p text:style-name="P24">В листах <text:span text:style-name="T1">pullobject</text:span>ов хранятся свободные под пулл объекты, а не занятые. Потому </text:p>
      <text:p text:style-name="P24"><text:span text:style-name="T33"><text:s text:c="2"/></text:span><text:span text:style-name="T36">public</text:span><text:span text:style-name="T33"> GameObject GetObject (PoolObjectType objType) <text:s/>используется, когда, напр, патрону нужно выделить пул. </text:span></text:p>
      <text:p text:style-name="P24"><text:span text:style-name="T33">Когда патрон исчезнет, пул вернется в лис</text:span><text:span text:style-name="T34">т и задизейблится </text:span><text:span text:style-name="T35">( </text:span><text:span text:style-name="T36">public</text:span><text:span text:style-name="T33"> </text:span><text:span text:style-name="T36">void</text:span><text:span text:style-name="T33"> AddObject (PoolObject obj)</text:span><text:span text:style-name="T35">).</text:span></text:p>
      <text:p text:style-name="P10"/>
      <text:p text:style-name="P7"/>
      <text:p text:style-name="P3">Failsafe?</text:p>
      <text:p text:style-name="P22">Если <text:span text:style-name="T1">Poolobjct </text:span>не зареган в <text:span text:style-name="T1">Pull Manager, </text:span>то он должен быть по умочанию отключен. </text:p>
      <text:p text:style-name="P25">Пример был, что если 2 персонажа бьют друг друга, то не идет аптдейт <text:span text:style-name="T37">после смерти и создается 2 пула?</text:span></text:p>
      <text:p text:style-name="P23">Создали через корутины, грубо говоря, время жизни для <text:span text:style-name="T1">pull object, </text:span>чтобы они дохли <text:span text:style-name="T32">через таймер</text:span>, даже если игрок не апдейтится.</text:p>
      <text:p text:style-name="P7"/>
      <text:p text:style-name="P7"/>
      <text:h text:style-name="P36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26">Дано: знание какие чужик коллайдеры нас задевают</text:p>
      <text:p text:style-name="P26">Задача: понять какие из наших коллайдеров задеты.</text:p>
      <text:p text:style-name="P2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42">apply) </text:span></text:p>
      <text:p text:style-name="P11"/>
      <text:p text:style-name="P2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2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37" text:outline-level="1">#19 Assigning Death Animations</text:h>
      <text:p text:style-name="P34">setting up DeathAnimationManager.cs </text:p>
      <text:p text:style-name="P28"><text:span text:style-name="T44"><text:s/></text:span><text:span text:style-name="T43">downloading/importing animations</text:span><text:span text:style-name="T44"> <text:s/></text:span></text:p>
      <text:p text:style-name="P28"><text:span text:style-name="T43">assigning a death animation to body parts</text:span><text:span text:style-name="T44"> <text:s/></text:span></text:p>
      <text:p text:style-name="P28"><text:span text:style-name="T43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30"/>
      <text:p text:style-name="P12">DeathAnimationLoader -<text:span text:style-name="T18">список всех доступных анимаций смерти, из которого </text:span><text:span text:style-name="T45">death animation </text:span><text:soft-page-break/><text:span text:style-name="T45">manager </text:span><text:span text:style-name="T18">будет подсасывать анимации в зависимости от поврежденной часть (</text:span><text:span text:style-name="T45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35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47">cameramanager</text:span></text:p>
      <text:p text:style-name="P15"/>
      <text:p text:style-name="P17">Cameramanager – <text:span text:style-name="T19">отвечает за переключения камерами через </text:span><text:span text:style-name="T46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38">#31 Character Select</text:p>
      <text:p text:style-name="P38"/>
      <text:p text:style-name="P38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48">charactercontrol.playablecharactertyp</text:span><text:span text:style-name="T49">e</text:span><text:span text:style-name="T9">). </text:span><text:span text:style-name="T26">При нажатии левой клавиши п</text:span><text:span text:style-name="T23">ередает данные в </text:span><text:span text:style-name="T50">CharacterSelect</text:span><text:span text:style-name="T23">.</text:span></text:p>
      <text:p text:style-name="P38"/>
      <text:p text:style-name="P38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51">Sriptable object, </text:span><text:span text:style-name="T25">который будет обновлять это данное в </text:span><text:span text:style-name="T52">RealTime</text:span></text:p>
      <text:p text:style-name="P38"><text:span text:style-name="T23"/></text:p>
      <text:p text:style-name="P39">CharacterManager – <text:span text:style-name="T9">менеджер всех персонажей на сцене. Можно запросить персонажа по типу.</text:span></text:p>
      <text:p text:style-name="P39"/>
      <text:p text:style-name="P40">CharacterHoverLight – <text:span text:style-name="T9">позсвечивает выбранного игрок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5T13:14:15.253000000</dc:date>
    <meta:editing-duration>P8DT16H32M6S</meta:editing-duration>
    <meta:editing-cycles>71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68" meta:word-count="576" meta:character-count="4408" meta:non-whitespace-character-count="3868"/>
  </office:meta>
</office:document-meta>
</file>